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Recorded Hour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Hours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1" calcext:value-type="float">
            <text:p>31</text:p>
          </table:table-cell>
          <table:table-cell table:formula="of:=[.B3]*24" office:value-type="float" office:value="744" calcext:value-type="float">
            <text:p>744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  <table:table-cell table:formula="of:=[.B4]*24" office:value-type="float" office:value="672" calcext:value-type="float">
            <text:p>672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  <table:table-cell table:formula="of:=[.B5]*24" office:value-type="float" office:value="744" calcext:value-type="float">
            <text:p>744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0/03/2019</text:p>
          </table:table-cell>
          <table:table-cell office:value-type="string" calcext:value-type="string">
            <text:p>Hour 12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0" calcext:value-type="float">
            <text:p>30</text:p>
          </table:table-cell>
          <table:table-cell table:formula="of:=[.B6]*24" office:value-type="float" office:value="720" calcext:value-type="float">
            <text:p>720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  <table:table-cell table:formula="of:=[.B7]*24" office:value-type="float" office:value="744" calcext:value-type="float">
            <text:p>744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0" calcext:value-type="float">
            <text:p>30</text:p>
          </table:table-cell>
          <table:table-cell table:formula="of:=[.B8]*24" office:value-type="float" office:value="720" calcext:value-type="float">
            <text:p>720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31" calcext:value-type="float">
            <text:p>31</text:p>
          </table:table-cell>
          <table:table-cell table:formula="of:=[.B9]*24"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  <table:table-cell table:formula="of:=[.B10]*24"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  <table:table-cell table:formula="of:=[.B11]*24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  <table:table-cell table:formula="of:=[.B12]*24" office:value-type="float" office:value="744" calcext:value-type="float">
            <text:p>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0" calcext:value-type="float">
            <text:p>30</text:p>
          </table:table-cell>
          <table:table-cell table:formula="of:=[.B13]*24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31" calcext:value-type="float">
            <text:p>31</text:p>
          </table:table-cell>
          <table:table-cell table:formula="of:=[.B14]*24" office:value-type="float" office:value="744" calcext:value-type="float">
            <text:p>744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Nitrogen Oxide (NO) for 2010 to 2019 (inc months not complete in current yea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leted sets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ing_info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data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4:.B26])" office:value-type="float" office:value="120" calcext:value-type="float">
            <text:p>1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7:41:24.613374630</meta:creation-date>
    <dc:date>2019-07-07T19:17:30.560252647</dc:date>
    <meta:editing-duration>PT1H9M44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